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asured_value</text:p>
          </table:table-cell>
          <table:table-cell office:value-type="string" calcext:value-type="string">
            <text:p>kalman_prediction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x (alt 20+) </text:p>
          </table:table-cell>
          <table:table-cell office:value-type="float" office:value="0.301" calcext:value-type="float">
            <text:p>0.30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y (alt 20+)</text:p>
          </table:table-cell>
          <table:table-cell office:value-type="float" office:value="0.484" calcext:value-type="float">
            <text:p>0.484</text:p>
          </table:table-cell>
          <table:table-cell office:value-type="float" office:value="21.777" calcext:value-type="float">
            <text:p>21.777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x (alt 10-20)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y (alt 10-20)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x (alt 5-10)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y (alt 5-10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x (alt 0-5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mse_y (alt 0-5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x (alt 20+) </text:p>
          </table:table-cell>
          <table:table-cell office:value-type="float" office:value="0.243" calcext:value-type="float">
            <text:p>0.24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y (alt 20+)</text:p>
          </table:table-cell>
          <table:table-cell office:value-type="float" office:value="0.395" calcext:value-type="float">
            <text:p>0.395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x (alt 10-20)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y (alt 10-20)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x (alt 5-10)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y (alt 5-10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x (alt 0-5)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mse_y (alt 0-5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x (alt 20+) </text:p>
          </table:table-cell>
          <table:table-cell office:value-type="float" office:value="0.383" calcext:value-type="float">
            <text:p>0.383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y (alt 20+)</text:p>
          </table:table-cell>
          <table:table-cell office:value-type="float" office:value="0.403" calcext:value-type="float">
            <text:p>0.403</text:p>
          </table:table-cell>
          <table:table-cell office:value-type="float" office:value="5.866" calcext:value-type="float">
            <text:p>5.866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x (alt 10-20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y (alt 10-20)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x (alt 5-1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y (alt 5-10)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x (alt 0-5)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mse_y (alt 0-5)</text:p>
          </table:table-cell>
          <table:table-cell office:value-type="float" office:value="0.03" calcext:value-type="float">
            <text:p>0.0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x (alt 20+) </text:p>
          </table:table-cell>
          <table:table-cell office:value-type="float" office:value="0.268" calcext:value-type="float">
            <text:p>0.26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y (alt 20+)</text:p>
          </table:table-cell>
          <table:table-cell office:value-type="float" office:value="0.414" calcext:value-type="float">
            <text:p>0.414</text:p>
          </table:table-cell>
          <table:table-cell office:value-type="float" office:value="30.395" calcext:value-type="float">
            <text:p>30.395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x (alt 10-20)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y (alt 10-20)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x (alt 5-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y (alt 5-10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x (alt 0-5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mse_y (alt 0-5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x (alt 20+) </text:p>
          </table:table-cell>
          <table:table-cell office:value-type="float" office:value="0.44" calcext:value-type="float">
            <text:p>0.4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y (alt 20+)</text:p>
          </table:table-cell>
          <table:table-cell office:value-type="float" office:value="0.469" calcext:value-type="float">
            <text:p>0.469</text:p>
          </table:table-cell>
          <table:table-cell office:value-type="float" office:value="11.426" calcext:value-type="float">
            <text:p>11.426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x (alt 10-20)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y (alt 10-20)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x (alt 5-10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y (alt 5-10)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x (alt 0-5)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mse_y (alt 0-5)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x (alt 20+) </text:p>
          </table:table-cell>
          <table:table-cell office:value-type="float" office:value="0.169" calcext:value-type="float">
            <text:p>0.169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y (alt 20+)</text:p>
          </table:table-cell>
          <table:table-cell office:value-type="float" office:value="0.446" calcext:value-type="float">
            <text:p>0.446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x (alt 10-20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y (alt 10-20)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x (alt 5-10)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y (alt 5-10)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x (alt 0-5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mse_y (alt 0-5)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x (alt 20+) </text:p>
          </table:table-cell>
          <table:table-cell office:value-type="float" office:value="0.269" calcext:value-type="float">
            <text:p>0.269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y (alt 20+)</text:p>
          </table:table-cell>
          <table:table-cell office:value-type="float" office:value="1.487" calcext:value-type="float">
            <text:p>1.487</text:p>
          </table:table-cell>
          <table:table-cell office:value-type="float" office:value="27.146" calcext:value-type="float">
            <text:p>27.146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x (alt 10-20)</text:p>
          </table:table-cell>
          <table:table-cell office:value-type="float" office:value="0.26" calcext:value-type="float">
            <text:p>0.26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y (alt 10-20)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x (alt 5-10)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y (alt 5-10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x (alt 0-5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mse_y (alt 0-5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x (alt 20+) </text:p>
          </table:table-cell>
          <table:table-cell office:value-type="float" office:value="0.467" calcext:value-type="float">
            <text:p>0.467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y (alt 20+)</text:p>
          </table:table-cell>
          <table:table-cell office:value-type="float" office:value="1.208" calcext:value-type="float">
            <text:p>1.208</text:p>
          </table:table-cell>
          <table:table-cell office:value-type="float" office:value="12.529" calcext:value-type="float">
            <text:p>12.529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x (alt 10-20)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y (alt 10-20)</text:p>
          </table:table-cell>
          <table:table-cell office:value-type="float" office:value="0.306" calcext:value-type="float">
            <text:p>0.30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x (alt 5-10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y (alt 5-10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x (alt 0-5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mse_y (alt 0-5)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x (alt 20+) </text:p>
          </table:table-cell>
          <table:table-cell office:value-type="float" office:value="0.199" calcext:value-type="float">
            <text:p>0.199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y (alt 20+)</text:p>
          </table:table-cell>
          <table:table-cell office:value-type="float" office:value="0.303" calcext:value-type="float">
            <text:p>0.303</text:p>
          </table:table-cell>
          <table:table-cell office:value-type="float" office:value="3.026" calcext:value-type="float">
            <text:p>3.026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x (alt 10-20)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y (alt 10-20)</text:p>
          </table:table-cell>
          <table:table-cell office:value-type="float" office:value="0.53" calcext:value-type="float">
            <text:p>0.53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x (alt 5-10)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y (alt 5-10)</text:p>
          </table:table-cell>
          <table:table-cell office:value-type="float" office:value="0.22" calcext:value-type="float">
            <text:p>0.2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x (alt 0-5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mse_y (alt 0-5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x (alt 20+) </text:p>
          </table:table-cell>
          <table:table-cell office:value-type="float" office:value="0.552" calcext:value-type="float">
            <text:p>0.55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y (alt 20+)</text:p>
          </table:table-cell>
          <table:table-cell office:value-type="float" office:value="3.123" calcext:value-type="float">
            <text:p>3.123</text:p>
          </table:table-cell>
          <table:table-cell office:value-type="float" office:value="24.475" calcext:value-type="float">
            <text:p>24.475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x (alt 10-20)</text:p>
          </table:table-cell>
          <table:table-cell office:value-type="float" office:value="0.204" calcext:value-type="float">
            <text:p>0.20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y (alt 10-20)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x (alt 5-10)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y (alt 5-10)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x (alt 0-5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mse_y (alt 0-5)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x (alt 20+) </text:p>
          </table:table-cell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y (alt 20+)</text:p>
          </table:table-cell>
          <table:table-cell office:value-type="float" office:value="1.18" calcext:value-type="float">
            <text:p>1.18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x (alt 10-20)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y (alt 10-20)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x (alt 5-10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y (alt 5-10)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x (alt 0-5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mse_y (alt 0-5)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x (alt 20+) </text:p>
          </table:table-cell>
          <table:table-cell office:value-type="float" office:value="0.92" calcext:value-type="float">
            <text:p>0.92</text:p>
          </table:table-cell>
          <table:table-cell office:value-type="float" office:value="128.61" calcext:value-type="float">
            <text:p>128.61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y (alt 20+)</text:p>
          </table:table-cell>
          <table:table-cell office:value-type="float" office:value="2.84" calcext:value-type="float">
            <text:p>2.84</text:p>
          </table:table-cell>
          <table:table-cell office:value-type="float" office:value="621.96" calcext:value-type="float">
            <text:p>621.96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x (alt 10-20)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y (alt 10-20)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x (alt 5-10)</text:p>
          </table:table-cell>
          <table:table-cell office:value-type="float" office:value="0.167" calcext:value-type="float">
            <text:p>0.16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y (alt 5-10)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x (alt 0-5)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mse_y (alt 0-5)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2T14:39:41.991992924</meta:creation-date>
    <dc:date>2020-08-12T14:51:30.563404953</dc:date>
    <meta:editing-duration>PT8S</meta:editing-duration>
    <meta:editing-cycles>1</meta:editing-cycles>
    <meta:document-statistic meta:table-count="1" meta:cell-count="388" meta:object-count="0"/>
    <meta:generator>LibreOffice/6.4.5.2$Linux_X86_64 LibreOffice_project/1ed6aca320d7f4d82924e6cec66e4f7527376448</meta:generator>
  </office:meta>
</office:document-meta>
</file>